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14.3cm" svg:y="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2.2cm" svg:x="14.3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9.2cm" svg:height="0.9cm" svg:x="5.4cm" svg:y="2.4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385368698840348) translate (5.3cm 14.35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13cm" svg:height="0.9cm" draw:transform="skewX (-0.00226892802759263) rotate (-1.56224421346012) translate (17.341cm 11.07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813323431429358) translate (8.3cm 17.784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cm" svg:height="2.5cm" svg:x="1.3cm" svg:y="1.5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9cm" svg:height="2.5cm" svg:x="12.7cm" svg:y="1.6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cm" svg:height="2.5cm" svg:x="12.8cm" svg:y="9.8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2.3cm" svg:y="13.5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6.3cm" svg:y="17.2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14.7cm" svg:y="17.4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1.2cm" svg:x="11.9cm" svg:y="1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7cm" svg:x="12.4cm" svg:y="6.2cm">
          <text:p text:style-name="P1">Memoria Compartid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9cm" svg:x="2.5cm" svg:y="23cm">
          <text:p text:style-name="P1">Memoria Compartida</text:p>
          <text:p text:style-name="P1">(Pool de Pista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7.1cm" svg:x="3.8cm" svg:y="1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9cm" svg:height="3.624cm" draw:transform="rotate (-0.40613811693908) translate (7.672cm 19.5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9cm" svg:height="7.711cm" draw:transform="rotate (-0.949982711860514) translate (15.172cm 19.18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1cm" fo:page-height="2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0:54:37.688613738</meta:creation-date>
    <dc:date>2013-10-31T23:26:36.504130525</dc:date>
    <dc:creator>migue </dc:creator>
    <meta:editing-duration>PT2H15M48S</meta:editing-duration>
    <meta:editing-cycles>6</meta:editing-cycles>
    <meta:generator>LibreOffice/4.1.2.3$Linux_X86_64 LibreOffice_project/410m0$Build-3</meta:generator>
    <meta:document-statistic meta:object-count="18"/>
  </office:meta>
</office:document-meta>
</file>